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0A4318550E6896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1.164cm" svg:width="17cm" svg:height="9.562cm" draw:z-index="0"><draw:image xlink:href="Pictures/1000020100000640000003840A4318550E68962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24:26.154103019</meta:creation-date>
    <dc:date>2022-03-22T16:29:33.302459258</dc:date>
    <meta:editing-duration>PT5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